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ff3" svg:font-family="ff3, Georgia1, Georgia,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9866in" fo:margin-right="0.998in" fo:line-height="200%" fo:text-indent="0in" style:auto-text-indent="false" style:page-number="auto"/>
      <style:text-properties style:font-name="Times New Roman" fo:font-size="12pt" style:font-size-asian="12pt" style:font-size-complex="12pt"/>
    </style:style>
    <style:style style:name="P2" style:family="paragraph" style:parent-style-name="Standard" style:master-page-name="">
      <style:paragraph-properties fo:margin-left="0.9756in" fo:margin-right="1.0193in" fo:line-height="200%" fo:text-indent="0in" style:auto-text-indent="false" style:page-number="auto"/>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line-height="200%"/>
      <style:text-properties style:font-name="Times New Roman" fo:font-size="12pt" style:font-size-asian="12pt" style:font-size-complex="12pt"/>
    </style:style>
    <style:style style:name="P4" style:family="paragraph" style:parent-style-name="Standard">
      <style:paragraph-properties fo:line-height="200%"/>
      <style:text-properties fo:font-size="12pt" style:font-size-asian="12pt" style:font-size-complex="12pt"/>
    </style:style>
    <style:style style:name="P5" style:family="paragraph" style:parent-style-name="Standard">
      <style:paragraph-properties fo:line-height="200%"/>
      <style:text-properties style:font-name="Times New Roman" fo:font-size="12pt" style:font-size-asian="12pt" style:font-size-complex="12pt"/>
    </style:style>
    <style:style style:name="P6" style:family="paragraph" style:parent-style-name="Standard">
      <style:paragraph-properties fo:line-height="200%"/>
      <style:text-properties style:font-name="Times New Roman"/>
    </style:style>
    <style:style style:name="P7" style:family="paragraph" style:parent-style-name="Standard">
      <style:paragraph-properties fo:line-height="200%"/>
    </style:style>
    <style:style style:name="P8" style:family="paragraph" style:parent-style-name="Standard" style:master-page-name="">
      <style:paragraph-properties fo:margin-left="2.002in" fo:margin-right="0in" fo:line-height="200%" fo:text-indent="0in" style:auto-text-indent="false" style:page-number="auto"/>
      <style:text-properties fo:font-style="italic" style:font-style-asian="italic" style:font-style-complex="italic"/>
    </style:style>
    <style:style style:name="P9" style:family="paragraph" style:parent-style-name="Standard">
      <style:paragraph-properties fo:margin-left="2.002in" fo:margin-right="0in" fo:line-height="200%" fo:text-indent="0in" style:auto-text-indent="false"/>
      <style:text-properties fo:font-style="italic" style:font-style-asian="italic" style:font-style-complex="italic"/>
    </style:style>
    <style:style style:name="P10" style:family="paragraph" style:parent-style-name="Text_20_body">
      <style:paragraph-properties fo:line-height="200%"/>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fo:font-variant="normal" fo:text-transform="none" style:font-name="Times New Roman" fo:letter-spacing="normal" fo:font-style="normal" fo:font-weight="normal"/>
    </style:style>
    <style:style style:name="T4" style:family="text">
      <style:text-properties fo:font-variant="normal" fo:text-transform="none" style:font-name="Times New Roman" fo:font-size="12pt" fo:letter-spacing="normal" fo:font-style="normal" fo:font-weight="normal" style:font-size-asian="12pt" style:font-size-complex="12pt"/>
    </style:style>
    <style:style style:name="T5"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7" style:family="text">
      <style:text-properties fo:font-variant="normal" fo:text-transform="none" style:font-name="Times New Roman" fo:font-size="12pt" fo:letter-spacing="normal" fo:font-weight="normal" style:font-size-asian="12pt" style:font-weight-asian="normal" style:font-size-complex="12pt" style:font-weight-complex="normal"/>
    </style:style>
    <style:style style:name="T8"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10"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oj Vasa</text:p>
      <text:p text:style-name="P3">5/7/2015</text:p>
      <text:p text:style-name="P10">ENGL:3060-002 Modern Contemporary Literature</text:p>
      <text:p text:style-name="P3"><text:tab/>In the<text:span text:style-name="T10"> Hungry Tide</text:span>, Amitav Ghosh showed the destruction caused by human nature as illustrated through vivid imagery and descriptive language to emphasize that the actions of the humans only hindered conservation of humans, plants and and other species rather than to promote it; these actions emphasize the brutality of human nature. The diversity of these islands is decreasing steadily over the years. Some of the main concerns being the Bengal Tiger and the dolphins that were once so abundant in these waters. Along with these species humans have faced dangers as well. The conservation of their own species seems to be quite a problem as well after considering the other animals that put humans at risk. These issues derive the question of a balance between the existence of humans among the other species that were originally inhabiting the Sundurbans.</text:p>
      <text:p text:style-name="P4"><text:span text:style-name="T1"><text:tab/>The efforts of conservation of species in the “tide country” were so minimal. There seemed to be a conflict between human conservation and conservation of animals and plants. Amitav Ghosh has portrayed this conflict through the events that took place in Morichjhapi. In this particular timeline within the novel, Nirmal has experienced firsthand the hardships of these inhabitants. His accounts of the events further describe the horrid nature of the authorities that are clearly against the refugees of Morichjhapi. However, Kusum has made a valid point in this controversial and stressful turn of events. </text:span><text:span text:style-name="T2">She spoke of the treatment of humans due to the concern that these authorities showed for the animals</text:span><text:span text:style-name="T1">. She said: </text:span></text:p>
      <text:p text:style-name="P1">“Who are these people, I wondered, who love animals so much that they are willing to kill us for them? Do they know what is being done in their name? Where do they live, these people? Do they have children, do they have mothers, fathers? As I thought of these things, it seemed to me that <text:soft-page-break/>this whole world had become a place of animals, and our fault, our crime, was that we we were just human beings, trying to live as human beings always have, from the water and the soil”(Ghosh 217). <text:s/></text:p>
      <text:p text:style-name="P4"><text:span text:style-name="T1">This invoked a tone of desperation and truth of the various cruel events taking place in <text:s/>Morichjhapi. This particular statement defines the cruelty that human nature puts forth on itself. The tone of desperation makes this seem so much of a human statement. There were young and elderly inhabitants on this island that were doing nothing else than just living. Why this simple desire has to be breached is a question troubling many inhabitants of <text:s/>Morichjhapi. The authorities depict the destruction of human nature as they ignore the simple desire of these people just searching for a home. The phrases “trying to live” and <text:s/>human beings indicate innocence of those who took refuge in Morichjhapi. Conservation of animals is a topic of grave concern. However, there seems to be no limit to these authorities of what measures that need to be taken to rid of the refugees. They blatantly ignore the value of human life and disrupt the already starving and lost refugees. <text:s text:c="5"/></text:span></text:p>
      <text:p text:style-name="P4"><text:span text:style-name="T1"><text:tab/>One conflict expressed throughout the novel is inflicted upon the diversity of the aquatic species of the Sunderbans. As </text:span><text:span text:style-name="T2">Piya tries to reach over to Fokir, she falls over the edge and into the murky water. Piya's traumatic experience as she is submerged in the water is described as the following:</text:span></text:p>
      <text:p text:style-name="P2">“With her breath running out, she felt herself to be enveloped inside a cocoon of eerily glowing murk and could not tell whether she was looking up or down. In her head there was a smell, or rather a metallic savor, she knew to be not blood but inhaled mud”(Ghosh 47).</text:p>
      <text:p text:style-name="P4"><text:span text:style-name="T1">This blindness and disorientation is a metaphor that explains how negligent the people of the Sundurbans have come to be. This blindness has affected their efforts in conserving such species as the dolphins that were once very abundant in these waters. As Piya has stated earlier, there was a time when there were many dolphins swimming gracefully through the river's tide. As this blindness has endangered the lives of these dolphins it also implies the disruption of many other species in the area </text:span><text:soft-page-break/><text:span text:style-name="T1">that these people have inhabited. As they fight to evict all these innocent civilians from Morichjhapi they're blind to the fact that their whole existence on these islands in itself is driving many species extinct. With this blindness they fight amongst themselves to cease a disaster that is already in immense effect through the Tide Country. They've massacred the people that were living on Morichjhapi thinking it was for a better cause. Even if they were removed, the state of the island is less suitable to the species than before the intrusive refugees had called this place home. The refugees were intrusive to this land putting many species' lives at risk. However, once they've named it their home, Morichjhapi couldn't have been returned to its previous state to be used as an animal conservation reserve. <text:s/></text:span></text:p>
      <text:p text:style-name="P4"><text:span text:style-name="T1"><text:tab/>The treatment of humans and animals is intriguing throughout the novel. At the first colonization of the Islands of the Sundurbans S'Daniel has authorized the extermination of animals on the islands that were occupied by humans. There were also rewards attributed to this process. However, when the refugees have colonized <text:s/>Morichjhapi, these views were simply neglected. The authorities have decided to exterminate and rid of the humans that have already colonized the island. There appears to be conflict in human rights and animal rights in the whole incident that unraveled in Morichjhapi. Alexa Weik has stated through her analysis of the events portrayed in The Hungry Tide that “q</text:span><text:span text:style-name="T3">uestions of environmental (in)justice, seen from an eco-cosmopolitan perspective, involve both human and non-human needs and rights”(Weik 121). The choice of using the description as human and non-human indicates a sense of equality must be proposed to animals as well as humans. They both deserve their lives as much as the other. No life is of greater value than the other. This ideology seems to be repressed as it is neglected by the authorities that have authorized the evacuation of the humans, the children, the elderly, and the families from this island. Human rights have been blatantly ignored through the events that have transpired in <text:s/>Morichjhapi. These people struggled to find a home. The imagery that Kusum puts forth in her narration depicts the immense despair that these people have lived through. Their worth as humans was truly diminished. Their rights to their lives were ignored to the extent that their lives were “less than than dirt or dust”(Ghosh 217). This comparison of human life </text:span><text:soft-page-break/><text:span text:style-name="T3">to dirt is truly appalling regardless of the context of a righteous civilian. Their existence was established and they were no longer wanderers. However, their basic human rights to sleep, to eat, and to live were neglected. This neglect of human rights has truly conflicted the views brought forth of human conservation. Conservation of humans is as important as the conservation of animals. <text:s text:c="2"/></text:span></text:p>
      <text:p text:style-name="P7"><text:span text:style-name="T4"><text:tab/>The intrusion of the people who have inhabited Morichjhapi is quite no different than the original colonizers of the Sundurbans. The influence that they've caused on these islands is unforgivable. S'Daniel's attempts at human conservation with the means of ultimate equality was admirable. However, there were lasting effects that have effected these islands that were once pure and uninhabited. Their soil was untouched by humans. It was a sanctuary to the animals that once roamed about freely without any intervention. These blissful images were disrupted. Once a peaceful region with booming diversity now took a drastic change just like a peaceful forest devoured by a ferocious storm. The humans that have settled here have disrupted the peaceful environment of these animals. Their interference drastically affected the diversity to the point that some species, such as the river dolphins, are endangered. This storms approaches steadily and brings forth unpredictable amount of force to nature. This is similar to how humans have invaded the Sundurans. They have approached steadily in small numbers. As numbers accumulated into populations drastic effects seemed to take place. The tigers on these islands were precious endangered species. All humans have done is panic at the site of them and eliminate them from their very homes. The imagery Ghosh puts forth of these tigers seems to make them be portrayed as the evil creatures preying on the human race. There seems to be a major contradiction in this case. Their actions are no different than how humans react in the presence of other dangerous animals. They attempt to protect themselves from the the threat that has invaded the islands. The selfish portrayal of humans determines their neglect to animal conservation efforts. The tigers convey a metaphor of a resistance to the humans' advancement to invasion of these islands. </text:span></text:p>
      <text:p text:style-name="P7"><text:span text:style-name="T5"><text:tab/>Through the course of the Hungry Tide we see the interactions between Piya and Kanai. Both of </text:span><text:soft-page-break/><text:span text:style-name="T5">these characters are not native to the Sundurbans. Their discussion of the Sundurbans reveals how much Piya knows of the diversity of the animals that exist in the waters surrounding these islands. The tone of surprise in Kanai's voice indicates his negligence to the state that these animals are in. He embodies the image of the whole population of the Sundurbans. They seem to be negligent of the thriving species that once existed on the islands. Later, Piya was venturing the waters for the dolphins as Fokir steered his boat. At first sight of the dolphins she noted that, ”one of these was smaller in size than the other animals, and she knew this to be a calf, probably a newborn, yet too young to swim independently of its mother”(Ghosh 96).As she saw the dolphins “her heart leaped every time she caught of that little head,” and she thought, “it was exhilarating to know that the population was still reproducing”(Ghosh 96). This visualization of the baby dolphin is a symbolism of hope. These species may have a chance to coexist with humans even with the damages that were caused to their environment. Their reproduction and existence proves these species are still thriving and willing to survive. Piya's excitement of the group of dolphins and the calf derives a tone of sympathy to these animals. Their environment was deteriorated by the pollution caused by humans from the shore. This pollution can travel for alarming lengths through the waters of the Sundurbans. The rich components of the water as Piya experienced first-hand have a negative effect on these species. Nonetheless, the offspring have an even harder time adapting to these environments. Humans seem to ignore the effects of their influence on these species. Their markets were filled with fish and often times dolphins as stated in Piya's story. </text:span></text:p>
      <text:p text:style-name="P7"><text:span text:style-name="T5"><text:tab/>The lasting effects of human intervention can damage environments immensely enough to make them uninhabitable again. Reintroduction of species to a specified environment could be a possibility, but these species may have trouble adapting to their altered environments. Humans are very influential ecosystem engineers. They alter the environment to such a degree that it is redeemed uninhabitable again be any species that once existed in that environment. Coexistence of both human and non-human species is certainly possible. The efforts of humans to relocate themselves to more islands that were </text:span><text:soft-page-break/><text:span text:style-name="T5">already colonized rather than to intrude uninhabited islands can certainly help for the better cause. As Rajender Kaur stated, “ Piya comes to see Oracella not as a particular marine sub-species to be saves at any cost but as a vital part of the larger ecosphere of the Sundurbans where the impoverished indigenous human community live equally threatened lives”(Kaur 128). Kaur states that the humans live “equally threatened lives.” This phrase resonates with the issue of the endangered tigers that live on these islands. Identifying both species as being threatened “equally” elaborated the circumstances that both species face. As Kaur also stated that Piya was fighting to search for a solution to benefit the ecosystem as a whole and not just the Oracella. There is a systems among the ecosphere where all species depend on each other to live. This reciprocatory means of survival identifies that all species have the equal right to their survival. The refugees in <text:s/>Morichjhapi had as much of a right to live as human beings as the animals that inhabit this island. The tiger, the dolphins, and the many other species in the Sundurbans have the equal right to their habitat as the humans that have inhabited it. </text:span></text:p>
      <text:p text:style-name="P7"><text:span text:style-name="T5"><text:tab/>“While the ecological project to save the tiger from extinction is laudable, it is compromised, or at least complicated, in the context of the Sundurbans by the grave dange to human life posed by its man-eating tendencies”(Kaur 131). This portrayal of the tiger as indicated by Kaur as having man-eating tendencies truly embodies the brutality of this species. Their existence is a threat to humans. These were the species that were to be conserved with the removal of the refugees from Morichjhapi. As Kaur stated, it was “laudable” to fight for the conservation of the tigers inhabiting these islands. However, we see throughout the novel that the these tigers were ferocious <text:s/>predators killing humans nearly every day. Nilima has stated that “they've been known to swim as much as eight miles at a stretch. So don't for a moment imagine that the water will give you any safety. Boats and bhotbhotis are attacked all the time – even in midstream. It happens several times a year”(Ghosh 201). This questions the lasting effects from the conservation of the tigers. It sounds as if it were a noble cause, but their presence is a dire threat to humanity. Nilima has said “several times a year”. This indicates their consistent predatory ventures are quite dangerous but also unpredictable as she conveys an image of the </text:span><text:soft-page-break/><text:span text:style-name="T5">tiger swimming to its prey. This imagery is terrifying. Human and non-humans share equal right to their existence, but their individual lives are important to protect from predators as well. The efforts to conserve these species is admirable. However, these efforts lead to the massacre of the refugees on Morichjhapi and also lead to further growth of the tiger species which only inflicts conflict to the human species. Humans and non-humans have equal rights. However, when coexistence seems to be an issue, measures should be taken to protect themselves. With the case of the tigers this seems to be an issue. </text:span></text:p>
      <text:p text:style-name="P7"><text:span text:style-name="T5"><text:tab/>Nirmal conveys his enthusiasm for the refugees that called Morichjhapi throughout his journal. His rebellious emotions towards the authorities seeking to eradicate these people from their homes unraveled his inner poetic self. At the end of one of his entries he writes:</text:span></text:p>
      <text:p text:style-name="P8"><text:span text:style-name="T7">“already know by instinct</text:span></text:p>
      <text:p text:style-name="P9"><text:span text:style-name="T7">we're not comfortably at home</text:span></text:p>
      <text:p text:style-name="P9"><text:span text:style-name="T7">in our translated world”(Ghosh 172).</text:span></text:p>
      <text:p text:style-name="P7"><text:span text:style-name="T5">This short statement conveys an immense passion of Nirmal towards his rebellious self. This translated, twisted world he visualizes has an impact on perspective on the events in Morichjhapi. The vague, transformed world conveys its mixed values and morals as if they were righteous. The people of Morichjhapi have to live in this translated world tolerating someone's <text:s/>twisted morals. Kusum had to go through this experience with her son Fokir. They were just “trying to live as human beings,” she'd say(Ghosh 217). This place was a home to these people that were seeking freedom their previous encounters. This translated world embodied a view in morals and priorities that disregarded human lives. This translated world massacred these humans to only conserve other species that were killing the many of the people in the Sundurbans every year. There seems to be no coherent reasoning to justify this event. The threats and insults these refugees have faced from these soldiers convey a tone filled with despair. Their efforts to just live as humans was insulted by these people. The lives of these people are as important as any single species living.</text:span></text:p>
      <text:p text:style-name="P7"><text:soft-page-break/><text:span text:style-name="T5"><text:tab/>The conflict and the struggle all these people have faced portrays an image of true grief to the events that transpired. Nirmal was courageous enough to support the refugees in there attempts to make a home for themselves. Kanai has read through Nirmal's journal experiencing everything Nirmal had through his journey. Piya is fighting for a cause to better help the terms of conserving species that are beneficial to the ecosphere and then there was Fokir. “The only person who seems to exist in dialogic relation with all these different sensibilities at once is the illiterate boatman, Fokir, who lives in idealized harmony with the rhythms of the tide country”(Kaur 126). This statement as Kaur phrased it paints such a peaceful imagery of the waters flowing through the Sundurbans undisturbed. The flow of the stream so soothing that it would appear to be a painting. Fokir lived in this world of harmony. He was away from the internal conflict that all the other characters have faced throughout the novel. His calmness and peacefulness shows his sense of harmony. However, he symbolizes the vulnerability of the lower class. As he was stopped by the officer that accompanied Piya, he seemed helpless. All the people that lived on Morichjhapi were simply helpless as well. Fokir's peacefulness portrays the calmness of the undercalss that are manipulated by the authorities such as those on Morichjhapi. These people were calm and persistent with their effort. However, as guns were involved in the situation they became helpless just as Fokir did. This diruption of harmony and peace serves no right to the efforts of human conservation. Peaceful relocation of these people would have sufficed. </text:span></text:p>
      <text:p text:style-name="P7"><text:span text:style-name="T5"><text:tab/>Human and animal conservation are significant factors to maintaining a diverse environemnt. This seemed to be a problem in this novel. The species that were once abundant in the Sundurbans are now considered endangered. Conservation of tigers on <text:s/>Morichjhapi proved to be a controversial matter, however. Nilima has stated some brutal statistics of these brutal man-eating tigers. Their presence in the Sundurbans proved to be a threat to humanity. Although the efforts to conserve these species was admirable, the efforts would only have lead to negative consequences. These efforts have negatively influenced the safety of all those who live on the Sundurbans. The efforts of the authorities to conserve species only put humans at greater risk as an outcome. These people were just human </text:span><text:soft-page-break/><text:span text:style-name="T5">beings living as human beings always have. Their right to their lives is as significant as all species on this Earth. These authorities have conveyed a twisted reality through their efforts. The tiger is fierce but the people are much more fierce and violent.</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Sources:</text:span></text:p>
      <text:p text:style-name="P7"><text:span text:style-name="T5">Ghosh, Amitav. </text:span><text:span text:style-name="T6">The Hungry Tide</text:span><text:span text:style-name="T5">. Boston: Houghton Mifflin, 2005. Print.</text:span></text:p>
      <text:p text:style-name="P6"><text:span text:style-name="T8">Kaur, Rajender.</text:span><text:span text:style-name="T9">”Home Is Where the Oracella Are: Toward a New Paradigm of Transcultural <text:tab/>Ecocritical Engagement in Amitav Ghosh's The Hungry Tide.”</text:span><text:span text:style-name="T8"> Oxford Journals 14.1 (2007): <text:tab/>125-41. Print.</text:span></text:p>
      <text:p text:style-name="P6"><text:span text:style-name="T8">Weik, Alexa.</text:span><text:span text:style-name="T9"> “The Home, the Tide, the World: Eco-Cosmopolitan Encounters in Amitav Ghosh's the <text:tab/>Hungry Tide.”</text:span><text:span text:style-name="T8">.Journal of Commonwealth and Postcolonial Studies. 13.2-14.1(2006): 120-141. <text:tab/>Print.</text:span></text:p>
      <text:p text:style-name="P6"><text:span text:style-name="T8"/></text:p>
      <text:p text:style-name="P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ff3" svg:font-family="ff3, Georgia1, Georgia,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4-28T17:08:53.44</meta:creation-date>
    <dc:date>2015-05-07T14:29:05.72</dc:date>
    <dc:creator>manoj vasa</dc:creator>
    <meta:editing-duration>PT23H45M25S</meta:editing-duration>
    <meta:editing-cycles>19</meta:editing-cycles>
    <meta:generator>OpenOffice/4.1.1$Win32 OpenOffice.org_project/411m6$Build-9775</meta:generator>
    <meta:document-statistic meta:table-count="0" meta:image-count="0" meta:object-count="0" meta:page-count="9" meta:paragraph-count="26" meta:word-count="3166" meta:character-count="19385"/>
  </office:meta>
</office:document-meta>
</file>